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size="24pt" fo:font-weight="bold" officeooo:rsid="000dc19d" officeooo:paragraph-rsid="000dc19d" style:font-size-asian="21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E: github.odt</text:p>
      <text:p text:style-name="P1"/>
      <text:p text:style-name="P1">GITHUB.COM</text:p>
      <text:p text:style-name="P1"/>
      <text:p text:style-name="P1">User Name: timpayneis@gmail.com</text:p>
      <text:p text:style-name="P1">PW: Standard</text:p>
      <text:p text:style-name="P1"/>
      <text:p text:style-name="P1">Token: fedoralinuxlab-up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11:56:48.123236628</meta:creation-date>
    <meta:editing-duration>PT2M39S</meta:editing-duration>
    <meta:editing-cycles>2</meta:editing-cycles>
    <meta:generator>LibreOffice/25.8.3.2$Linux_X86_64 LibreOffice_project/580$Build-2</meta:generator>
    <dc:title>Blank Half Inch Margin</dc:title>
    <dc:date>2025-12-10T11:59:27.672924475</dc:date>
    <meta:document-statistic meta:table-count="0" meta:image-count="0" meta:object-count="0" meta:page-count="1" meta:paragraph-count="5" meta:word-count="10" meta:character-count="93" meta:non-whitespace-character-count="88"/>
    <meta:template xlink:type="simple" xlink:actuate="onRequest" xlink:title="Blank Half Inch Margin" xlink:href="../../../Templates/Blank%20Half%20Inch%20Margin.ott" meta:date="2025-12-10T11:56:47.893860630"/>
  </office:meta>
</office:document-meta>
</file>